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" style:parent-style-name="Normální" style:family="paragraph">
      <style:text-properties fo:font-weight="bold" style:font-weight-asian="bold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T21" style:parent-style-name="Značkapozn.podčarou" style:family="text">
      <style:text-properties fo:font-weight="normal" style:font-weight-asian="normal" fo:font-size="9pt" style:font-size-asian="9pt"/>
    </style:style>
    <style:style style:name="T22" style:parent-style-name="Standardnípísmoodstavce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/>
            <text:p text:style-name="Normální"/>
            <text:p text:style-name="Normální"><text:bookmark-start text:name="Text14"/><text:bookmark-start text:name="Text2"/>K106 103/2021<text:bookmark-end text:name="Text14"/></text:p>
            <text:p text:style-name="Normální">KVOP-53381/2021<text:bookmark-end text:name="Text2"/></text:p>
            <text:p text:style-name="Normální"><text:bookmark-start text:name="Text6"/>15. 12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<text:bookmark-start text:name="Text9"/>V.<text:s/>S<text:bookmark-end text:name="Text9"/>.</text:p>
            <text:p text:style-name="P16">e-mail:<text:s/></text:p>
            <text:p text:style-name="Normální"/>
            <text:p text:style-name="Normální"><text:bookmark-start text:name="Text10"/><text:s text:c="5"/><text:bookmark-end text:name="Text10"/></text:p>
            <text:p text:style-name="Normální"><text:bookmark-start text:name="Text11"/><text:s/><text:bookmark-end text:name="Text11"/><text:s/><text:bookmark-start text:name="Text12"/><text:s text:c="5"/><text:bookmark-end text:name="Text12"/></text:p>
            <text:p text:style-name="Normální"/>
            <text:p text:style-name="Normální"/>
          </table:table-cell>
        </table:table-row>
      </table:table>
      <text:h text:style-name="Nadpis1" text:outline-level="1">Odkaz<text:s/>na zveřejněnou informaci podle § 6 odst. 1 zákona č. 106/1999 Sb., o svobodném přístupu k informacím, ve znění pozdějších předpisů, a oznámení o odložení žádosti o poskytnutí informace podle téhož zákona</text:h>
      <text:p text:style-name="Základnítext">Vážená paní S.,</text:p>
      <text:p text:style-name="Základnítext">dne 8. 12. 2021 obdržela Kancelář veřejného ochránce práv Vaši žádost podle zákona č. 106/1999 Sb., o svobodném přístupu k informacím, ve znění pozdějších předpisů, ve které žádáte o následující informace:</text:p>
      <text:list text:style-name="LFO3_1" text:continue-numbering="true">
        <text:list-item>
          <text:p text:style-name="P17">Poskytnutí neveřejné Vyhodnocovací zprávy o aplikaci omezovacích prostředků a dodržování lidských práv v psychiatrických zařízeních v České republice vypracované Ministerstvem zdravotnictví a všech dalších zpráv, které Ministerstvo zdravotnictví k dané problematice vydalo,</text:p>
        </text:list-item>
        <text:list-item>
          <text:p text:style-name="P18">poskytnutí kompletního seznamu připomínek KVOP k připravované novele zákona č. 372/2011 Sb., o zdravotních službách,</text:p>
        </text:list-item>
        <text:list-item>
          <text:p text:style-name="P19">poskytnutí zpráv z kontrolního šetření v klinice psychiatrie ve Všeobecné fakultní nemocnici v Praze z roku 2020 a z psychiatrické nemocnice Bohnice z roku 2020.</text:p>
        </text:list-item>
      </text:list>
      <text:p text:style-name="P20">K Vaší žádosti<text:s/><text:span text:style-name="Silné">poskytuji odkaz<text:s/></text:span><text:span text:style-name="Silné">na zveřejněné informace</text:span><text:s/>k bodům (2) a (3):</text:p>
      <text:p text:style-name="Základnítext">„Pokud žádost o poskytnutí informace směřuje k poskytnutí zveřejněné informace, může povinný subjekt co nejdříve, nejpozději však do sedmi dnů, místo poskytnutí informace sdělit žadateli údaje umožňující vyhledání<text:s/>a získání zveřejněné informace.“<text:span text:style-name="Značkapozn.podčarou"><text:note text:note-class="footnote" text:id="_ftn0"><text:note-citation>1</text:note-citation><text:note-body><text:p text:style-name="Textpozn.podčarou"><text:s/><text:span text:style-name="T21"><text:tab/></text:span>Ustanovení § 6 odst. 1 zákona o svobodném přístupu k informacím.</text:p></text:note-body></text:note></text:span></text:p>
      <text:p text:style-name="Základnítext">Požadovanou informaci pod bodem (2) naleznete zveřejněnou na internetových stránkách veřejného ochránce práv (<text:a xlink:href="http://www.ochrance.cz" office:target-frame-name="_top" xlink:show="replace"><text:span text:style-name="Hypertextovýodkaz">www</text:span><text:span text:style-name="Hypertextovýodkaz">.ochrance.cz</text:span></text:a>). Požadovaný dokument Připomínky veřejného ochránce práv k návrhu zákona, kterým se mění zákon č. 372/2011 Sb., o zdravotních službách a podmínkách jejich poskytování (zákon o zdravotních službách), ve znění pozdějších předpisů, a některé související zákony, je dostupný v Evidenci stanovisek ochrance (ESO) prostřednictvím následujícího hypertextového odkazu:<text:s/><text:a xlink:href="http://kvopap:81/KVOPEsoSearch/Nalezene/Edit/67637" office:target-frame-name="_top" xlink:show="replace"><text:span text:style-name="Hypertextovýodkaz">http://kvopap:81/KVOPEsoSearch/Nalezene/Edit/67637</text:span></text:a>.</text:p>
      <text:p text:style-name="Základnítext">Informace pod bodem (3) naleznete také zveřejněné na internetových stránkách veřejného ochránce práv (<text:a xlink:href="http://www.ochrance.cz" office:target-frame-name="_top" xlink:show="replace"><text:span text:style-name="Hypertextovýodkaz">www.ochrance.cz</text:span></text:a>). Požadovaný dokument Zpráva z návštěvy zařízení se<text:s/><text:soft-page-break/>zaměřením na zvládání epidemie COVID-19 z Psychiatrické nemocnice Bohnice je dostupná v Evidenci stanovisek ochrance (ESO) prostřednictvím následujícího hypertextového odkazu:<text:s/><text:a xlink:href="http://kvopap:81/KVOPEsoSearch/Nalezene/Edit/63569" office:target-frame-name="_top" xlink:show="replace"><text:span text:style-name="Hypertextovýodkaz">http://kvopap:81/KVOPEsoSearch/Nalezene/Edit/63569</text:span></text:a>. Zpráva z návštěvy Psychiatrické kliniky Všeobecné fakultní nemocnice v Praze a 1. lékařské fakulty je dostupná v Evidenci stanovisek ochrance (ESO) prostřednictvím následujícího hypertextového odkazu:<text:s/><text:span text:style-name="Hypertextovýodkaz">http://kvopap:81/KVOPEsoSearch/Nalezene/Edit/76655</text:span>.</text:p>
      <text:p text:style-name="Základnítext">K bodu (1) uvádím, že podle<text:s/>§ 14 odst. 5 písm. c) zákona č. 106/1999 Sb., o svobodném přístupu k informacím, ve znění pozdějších předpisů,<text:s/><text:span text:style-name="T22">odkládám</text:span><text:s/>žádost o poskytnutí neveřejné Vyhodnocovací zprávy o aplikaci omezovacích prostředků a dodržování lidských práv v psychiatrických zařízeních v České republice vypracované Ministerstvem zdravotnictví a všech dalších zpráv, které Ministerstvo zdravotnictví k dané problematice vydalo, neboť požadovaná informace se nevztahuje k působnosti veřejného ochránce práv. Bližší důvody pro odložení jsou následující.</text:p>
      <text:p text:style-name="Základnítext">Vámi požadovaná informace se nevztahuje k naplňování působnosti veřejného ochránce práv (tj. nesouvisí s činností ochránce či Kanceláře při vyřizování podnětů, provádění systematických návštěv, plnění úkolů ve věcech práva na rovné zacházení a ochrany před diskriminací či sledování vyhoštění, při hospodaření Kanceláře s veřejnými prostředky apod.). Subjektem povinným k případnému poskytnutí této informace je zpracovatel výše uvedené zprávy, tedy Ministerstvo zdravotnictví.</text:p>
      <text:p text:style-name="Základnítext">S pozdravem</text:p>
      <text:p text:style-name="podpis">JUDr.<text:s/>Pavel Pořízek, Ph.D. v. r.</text:p>
      <text:p text:style-name="podpis">vedoucí Kanceláře veřejného ochránce práv</text:p>
      <text:p text:style-name="podpis">(podepsáno elektronicky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XZBZ*</text:span></text:p>
        <text:p text:style-name="P12"/>
        <text:p text:style-name="P13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1-12-30T07:25:00Z</meta:creation-date>
    <dc:date>2021-12-30T07:26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7" meta:word-count="579" meta:character-count="3990" meta:row-count="28" meta:non-whitespace-character-count="3418"/>
  </office:meta>
</office:document-meta>
</file>